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ab9e" officeooo:paragraph-rsid="0008ab9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ab9e" officeooo:paragraph-rsid="0008ab9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8ab9e" officeooo:paragraph-rsid="0009b03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ab9e" officeooo:paragraph-rsid="000b95a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9b030" officeooo:paragraph-rsid="0009b03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8ab9e" officeooo:paragraph-rsid="0008ab9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8ab9e" officeooo:paragraph-rsid="0009b03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95a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b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ción Respuesta de I ESCA</text:p>
      <text:p text:style-name="P1"/>
      <text:p text:style-name="P1"/>
      <text:p text:style-name="P2">2.<text:span text:style-name="T1"> Explique la frase “Las categorías de la invención humana son más importantes para nuestra vida que los gradiantes biológicos naturales” (Marks,1997,p.3) y relacione con una de las opciones:</text:span></text:p>
      <text:p text:style-name="P2"><text:span text:style-name="T1"/></text:p>
      <text:p text:style-name="P2"><text:tab/>a. <text:span text:style-name="T1">¿Como se puede relacionar esta afirmación con las características del conocimiento <text:tab/><text:tab/>científico según Esther Diaz?¿Es posible conocer de la neutralidad?</text:span></text:p>
      <text:p text:style-name="P2"><text:span text:style-name="T1"/></text:p>
      <text:p text:style-name="P2"><text:span text:style-name="T1"><text:tab/></text:span>b. <text:span text:style-name="T1">¿Como se relaciona esto ultimo con la noción de violencia epistemica?</text:span></text:p>
      <text:p text:style-name="P2"><text:span text:style-name="T1"/></text:p>
      <text:p text:style-name="P2"><text:span text:style-name="T1"/></text:p>
      <text:p text:style-name="P2">Respuesta Corregida: </text:p>
      <text:p text:style-name="P2"/>
      <text:p text:style-name="P6">La frase lo que quiere decir es que si nos basamos en la invencion o basada en la invencion las categorias nos brindan un espacio y tiempo al cual pertenecemos, dandole asi un sentido a nuestras ideologias,cultura, y costumbres entre otras cosas mas.</text:p>
      <text:p text:style-name="P6"><text:span text:style-name="T3"/></text:p>
      <text:p text:style-name="P7"><text:span text:style-name="T3"><text:tab/>a. </text:span><text:s/>Se puede relacionar <text:span text:style-name="T4">con el conocimiento científico, por que este conocomiento es un entendimiento de la razon en si tomandola a las categorias como una invencion y no se podria decir que se conoce a la neutralidad por la discrepancia(desigualdad) que se da entre <text:s/>expectativa y experiencia.</text:span></text:p>
      <text:p text:style-name="P7"/>
      <text:p text:style-name="P5">4.</text:p>
      <text:p text:style-name="P5"/>
      <text:p text:style-name="P5"/>
      <text:p text:style-name="P3">Respuesta Corregida:</text:p>
      <text:p text:style-name="P3"/>
      <text:p text:style-name="P4"><text:s/><text:span text:style-name="T2">Murillo en su texto sostiene que la ciencia es una practica social por que ese conocimiento se genera <text:s/>en un conjunto de practicas sociales <text:s/>y no individuales en si.</text:span></text:p>
      <text:p text:style-name="P4"><text:span text:style-name="T2"/></text:p>
      <text:p text:style-name="P4"><text:span text:style-name="T2">Un ejemplo en las comunidades cientificas <text:s/></text:span></text:p>
      <text:p text:style-name="P7"/>
      <text:p text:style-name="P7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3T21:53:13.314000000</meta:creation-date>
    <dc:date>2023-05-23T22:34:04.914000000</dc:date>
    <meta:editing-duration>PT8M</meta:editing-duration>
    <meta:editing-cycles>1</meta:editing-cycles>
    <meta:document-statistic meta:table-count="0" meta:image-count="0" meta:object-count="0" meta:page-count="1" meta:paragraph-count="12" meta:word-count="198" meta:character-count="1249" meta:non-whitespace-character-count="1048"/>
    <meta:generator>LibreOffice/7.2.6.2$Windows_X86_64 LibreOffice_project/b0ec3a565991f7569a5a7f5d24fed7f52653d754</meta:generator>
  </office:meta>
</office:document-meta>
</file>